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40%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fo:line-height="140%" style:writing-mode="lr-tb"/>
    </style:style>
    <style:style style:name="P4" style:family="paragraph" style:parent-style-name="Text_20_body">
      <style:paragraph-properties fo:line-height="140%"/>
      <style:text-properties fo:font-size="12pt" style:font-size-asian="12pt" style:font-size-complex="12pt"/>
    </style:style>
    <style:style style:name="P5" style:family="paragraph" style:parent-style-name="Text_20_body" style:list-style-name="L1">
      <style:paragraph-properties style:writing-mode="lr-tb"/>
    </style:style>
    <style:style style:name="P6" style:family="paragraph" style:parent-style-name="Text_20_body">
      <style:paragraph-properties fo:line-height="140%" style:writing-mode="lr-tb"/>
      <style:text-properties fo:font-size="12pt" style:font-size-asian="12pt" style:font-size-complex="12pt"/>
    </style:style>
    <style:style style:name="T1" style:family="text">
      <style:text-properties fo:font-size="9.7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as pràctic 1<text:line-break/>En Roger Puig, empresari del sector químic des de fa 20 anys, decideix contractar un treballador amb un contracte temporal de tres mesos.<text:line-break/>En Robert cotitza a la SS des de fa 25 anys.<text:line-break/>a) Està obligat a donar d’alta el nou treballador?<text:line-break/>b) Pot renunciar a cotitzar a la <text:a xlink:type="simple" xlink:href="http://aulavirtual.caib.es/c07008363/mod/resource/view.php?id=7287">Seguretat Social</text:a> a canvi d’un sou més alt?</text:p>
      <text:p text:style-name="Text_20_body"><text:line-break/>Caso pràctico 2</text:p>
      <text:p text:style-name="Text_20_body">Aitor es trabajador de un la empresa Electrónica y Automoción Vista Alegre, S.L, lleva en la empresa desde el 1 de enero de 2005, trabaja como técnico y tiene una base de cotización por contingencias comunes de 1200 € y de contingencias profesionales de igual cuantía (por haber realizado horas extraordinarias durante este año).</text:p>
      <text:p text:style-name="Text_20_body">El día 21 mayo de 2007 el médico extiende un parte de baja porque va a ser operado de una lesión de rodilla que padece desde hace algún tiempo. Calcular la cuantía de la prestación por IT que tiene derecho Aitor<text:line-break/>Si Aitor hubiese sido dado de baja como consecuencia de un Accidente de Trabajo. Cuál sería la cuantía de la prestación por IT<text:line-break/>Si fuese dado de baja por Maternidad. Cual sería la cuantía de la prestación<text:line-break/>Si fuese despedido del trabajo. Calcular la cuantía de la prestación por desempleo del Aitor</text:p>
      <text:p text:style-name="Text_20_body"><text:line-break/>Caso Práctico 3<text:line-break/>Inés Blanco es trabajadora de la empresa Electrónica y Automoción Vista Alegre S.L, el 28 de febrero de 2008 se le extingue el contrato de trabajo (por haber realizado la obra o servicio para la que fue contratada). Lleva trabajando en la citada empresa de forma continuada desde el 1 de enero de 2000. Antes había trabajado como reponedora de Alcampo desde en el año 1999 (el año completo)</text:p>
      <text:p text:style-name="Text_20_body">La base de cotización de desempleo es de 900 € en Electrónica y Automoción Vista Alegre S.L y de 600 € en Alcampo.<text:line-break/>¿Tiene derecho al algún tipo de prestación por desempleo?<text:line-break/>¿De cuanto tiempo?<text:line-break/>¿Y que cantidad le corresponde cobrar cada mes?</text:p>
      <text:p text:style-name="Text_20_body"><text:line-break/>Caso Práctico 4</text:p>
      <text:p text:style-name="Text_20_body">Elisa Jiménez, ha trabajado durante los últimos 9 meses en una empresa de Reparación de Ordenadores; encontrándose actualmente en situación legal de desempleo. Durante este tiempo ha cotizado ha seguridad social en concepto de desempleo.<text:line-break/>Tiene derecho a recibir alguna prestación por desempleo. ¿Cual?<text:line-break/>Calcula el tiempo y la cantidad de la prestación que le corresponde</text:p>
      <text:p text:style-name="Text_20_body">-------------------------------</text:p>
      <text:p text:style-name="P2">Un trabajador estuvo en situación de IT, a causa de una enfermedad común, desde el día 5 hasta el <text:soft-page-break/>26 de mayo. El trabajador lleva en la empresa dos meses; antes había trabajado en otra empresa durante un periodo de seis meses. La base de cotización por contingencias comunes durante el mes anterior al de la baja fue de 1650€. Su salario es mensual.</text:p>
      <text:p text:style-name="P4">a)¿Tiene derecho el trabajador a percibilir la prestación por incapacidad temporal?</text:p>
      <text:p text:style-name="P4">b) ¿Cual es la cuantía del subsidio?</text:p>
      <text:p text:style-name="P2">c)¿Cual sería la cuantía del subsidio si se tratase de un accidente laboral? En el último mes no había realizado horas extra y el importe cobrado por horas extraordinarias en los doce meses anteriores ascendió a 2000€</text:p>
      <text:p text:style-name="P1">  <text:span text:style-name="T1">------------------------------------------------------------------------</text:span></text:p>
      <text:p text:style-name="P2">Un trabajador inició su actividad laboral el día 1 de enero de 1975. Cumplió 65 años el día 1 de enero de 2009, y solicitó la pensión de jubilación.</text:p>
      <text:p text:style-name="P4">a)¿Tiene derecho a la percepción de esta pensión?</text:p>
      <text:p text:style-name="P6">b) ¿Que porcentaje percibirá?</text:p>
      <text:p text:style-name="P4">c) ¿Calcula el importe de la pensión, sabiendo que el importe de la base reguladora actualizada es de 270.000€. </text:p>
      <text:p text:style-name="Text_20_body">-----------------------------------------------------------------</text:p>
      <text:p text:style-name="P3"> Calcula el subsidio por IT que corresponde a un trabajador que sufrió un accidente de trabajo el día 18 de septiembre y estuvo de baja el resto del mes. Se trata de salario diario. Los datos que se deben tener en cuenta son los siguientes:</text:p>
      <text:list xml:id="list1181303166097374146" text:style-name="L1">
        <text:list-item>
          <text:p text:style-name="P5">Base de contingencias comunes del mes anterior: 1200€</text:p>
        </text:list-item>
        <text:list-item>
          <text:p text:style-name="P5">Horas extra realizadas en el año anterior: 740€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9:30:21.846503237</meta:creation-date>
    <dc:date>2016-04-28T17:09:07.202469470</dc:date>
    <meta:editing-duration>PT2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630" meta:character-count="3742" meta:non-whitespace-character-count="3129"/>
  </office:meta>
</office:document-meta>
</file>